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Lucidasans" svg:font-family="Lucidasans" style:font-pitch="variable"/>
    <style:font-face style:name="Mincho" svg:font-family="Mincho, msmincho" style:font-pitch="variable"/>
    <style:font-face style:name="DejaVu Sans Condensed" svg:font-family="'DejaVu Sans Condensed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 Condensed1" svg:font-family="'DejaVu Sans Condensed'" style:font-family-generic="swiss" style:font-pitch="variable"/>
    <style:font-face style:name="Nimbus Sans L" svg:font-family="'Nimbus Sans L'" style:font-adornments="Bold" style:font-family-generic="swiss" style:font-pitch="variable"/>
    <style:font-face style:name="Nimbus Sans L1" svg:font-family="'Nimbus Sans L'" style:font-adornments="Bold Italic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Standard">
      <style:text-properties fo:color="#ff0000"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>
      <style:paragraph-properties fo:text-align="justify" style:justify-single-word="false">
        <style:tab-stops>
          <style:tab-stop style:position="0in"/>
        </style:tab-stops>
      </style:paragraph-properties>
      <style:text-properties style:use-window-font-color="true" style:font-name="Bitstream Vera Sans" fo:font-size="10pt" fo:language="fr" fo:country="FR" style:font-name-asian="Times New Roman" style:font-size-asian="10pt" style:language-asian="en" style:country-asian="US" style:font-name-complex="Times New Roman" style:font-size-complex="10pt" style:language-complex="ar" style:country-complex="SA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ivit du projet</text:h>
      <text:h text:style-name="Heading_20_1" text:outline-level="1">Installation matérielle</text:h>
      <text:p text:style-name="P1">L'installation de la carte modem dans le chassis du serveur doit se faire après l'installation des pilotes</text:p>
      <text:p text:style-name="Standard">Installation du serveur </text:p>
      <text:list text:style-name="L1">
        <text:list-item>
          <text:p text:style-name="P2">BIOS Version : 1.4.1 (07/03/07)</text:p>
        </text:list-item>
        <text:list-item>
          <text:p text:style-name="P2">Tag Service : 4Q6G53J</text:p>
        </text:list-item>
        <text:list-item>
          <text:p text:style-name="P2">Express Service Code : 10290080719</text:p>
        </text:list-item>
        <text:list-item>
          <text:p text:style-name="P2">Carte modem Voicent</text:p>
        </text:list-item>
      </text:list>
      <text:p text:style-name="Standard">Test du matériel à l'aide des outils DELL “Hardware Diagnostics”</text:p>
      <text:list text:style-name="L2">
        <text:list-item>
          <text:p text:style-name="P3">Tests étendus de la mémoire – passés avec succés</text:p>
        </text:list-item>
        <text:list-item>
          <text:p text:style-name="P3">Tests étendus du matériel – passés avec succés </text:p>
        </text:list-item>
      </text:list>
      <text:p text:style-name="Standard">Installation de Dell Server Installation (prépare un script d'install unattended)</text:p>
      <text:p text:style-name="Standard">Inscription sur <text:a xlink:type="simple" xlink:href="https://eopen.microsoft.com/">https://eopen.microsoft.com</text:a></text:p>
      <text:p text:style-name="Standard">Création d'un compte Windows Live ID avec l'email : <text:a xlink:type="simple" xlink:href="mailto:boissier@univ-reunion.fr">boissier@univ-reunion.fr</text:a></text:p>
      <text:p text:style-name="Standard">Installation système Windows 2003 server</text:p>
      <text:p text:style-name="Standard">Installation du modem PCI : suivre scrupuleusement le manuel d'installation!</text:p>
      <text:p text:style-name="Standard">Mises à jour Windows (nottamment le Service Pack 2)</text:p>
      <text:h text:style-name="Heading_20_1" text:outline-level="1">Installation logicielle</text:h>
      <text:p text:style-name="Standard">Installation de Voicent Gateway :</text:p>
      <text:list text:style-name="L3">
        <text:list-item>
          <text:p text:style-name="P4">Installation de Java</text:p>
        </text:list-item>
        <text:list-item>
          <text:p text:style-name="P4">Installation de Voicent Gateway</text:p>
        </text:list-item>
        <text:list-item>
          <text:p text:style-name="P4">Installation de Broadcast By Phone</text:p>
        </text:list-item>
        <text:list-item>
          <text:p text:style-name="P4">Obtention de la licence</text:p>
        </text:list-item>
      </text:list>
      <text:h text:style-name="Heading_20_1" text:outline-level="1">Outils de développement</text:h>
      <text:p text:style-name="Standard">Installation d'un serveur Subversion pour le versionnage du développement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Lucidasans" svg:font-family="Lucidasans" style:font-pitch="variable"/>
    <style:font-face style:name="Mincho" svg:font-family="Mincho, msmincho" style:font-pitch="variable"/>
    <style:font-face style:name="DejaVu Sans Condensed" svg:font-family="'DejaVu Sans Condensed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 Condensed1" svg:font-family="'DejaVu Sans Condensed'" style:font-family-generic="swiss" style:font-pitch="variable"/>
    <style:font-face style:name="Nimbus Sans L" svg:font-family="'Nimbus Sans L'" style:font-adornments="Bold" style:font-family-generic="swiss" style:font-pitch="variable"/>
    <style:font-face style:name="Nimbus Sans L1" svg:font-family="'Nimbus Sans L'" style:font-adornments="Bold Italic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Heading_20_1" style:display-name="Heading 1" style:family="paragraph" style:parent-style-name="Titre" style:next-style-name="Text_20_body" style:class="text" style:master-page-name="" style:default-outline-level="1">
      <style:paragraph-properties fo:margin-left="0in" fo:margin-right="0in" fo:text-align="justify" style:justify-single-word="false" fo:text-indent="0in" style:auto-text-indent="false"/>
      <style:text-properties style:font-name="Nimbus Sans L" fo:font-size="12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0in" fo:margin-right="0in" fo:text-indent="0in" style:auto-text-indent="false">
        <style:tab-stops/>
      </style:paragraph-properties>
      <style:text-properties fo:font-variant="normal" fo:text-transform="none" fo:color="#000000" style:font-name="Nimbus Sans L1" fo:font-size="12pt" fo:language="fr" fo:country="FR" fo:font-style="italic" fo:text-shadow="none" fo:font-weight="bold" style:font-size-asian="14pt" style:font-style-asian="italic" style:font-weight-asian="normal" style:font-size-complex="14pt" style:font-style-complex="italic" style:font-weight-complex="normal" style:font-relief="non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re" style:family="paragraph" style:parent-style-name="Standard" style:next-style-name="Text_20_body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boissier</meta:initial-creator>
    <meta:creation-date>2007-12-19T17:24:53</meta:creation-date>
    <dc:creator>boissier</dc:creator>
    <dc:date>2007-12-19T17:28:57</dc:date>
    <dc:language>en-US</dc:language>
    <meta:editing-cycles>4</meta:editing-cycles>
    <meta:editing-duration>PT3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5" meta:word-count="155" meta:character-count="1109"/>
  </office:meta>
</office:document-meta>
</file>